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Heading_20_1">
      <style:text-properties fo:language="de" fo:country="DE"/>
    </style:style>
    <style:style style:name="P29" style:family="paragraph" style:parent-style-name="Heading_20_1">
      <style:text-properties fo:language="de" fo:country="DE" officeooo:paragraph-rsid="00b21857"/>
    </style:style>
    <style:style style:name="P30" style:family="paragraph" style:parent-style-name="Text_20_body" style:list-style-name="L1">
      <style:text-properties fo:language="de" fo:country="DE" officeooo:rsid="00a77484" officeooo:paragraph-rsid="00b21857"/>
    </style:style>
    <style:style style:name="P31" style:family="paragraph" style:parent-style-name="Text_20_body">
      <style:text-properties officeooo:paragraph-rsid="00f62c65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dd137"/>
    </style:style>
    <style:style style:name="T93" style:family="text">
      <style:text-properties fo:language="de" fo:country="DE" officeooo:rsid="00df1b38"/>
    </style:style>
    <style:style style:name="T94" style:family="text">
      <style:text-properties fo:language="de" fo:country="DE" officeooo:rsid="00e09a49"/>
    </style:style>
    <style:style style:name="T95" style:family="text">
      <style:text-properties fo:language="de" fo:country="DE" officeooo:rsid="00e0a206"/>
    </style:style>
    <style:style style:name="T96" style:family="text">
      <style:text-properties fo:language="de" fo:country="DE" officeooo:rsid="00f62c65"/>
    </style:style>
    <style:style style:name="T97" style:family="text">
      <style:text-properties fo:language="de" fo:country="DE" officeooo:rsid="00f6ee59"/>
    </style:style>
    <style:style style:name="T98" style:family="text">
      <style:text-properties fo:language="de" fo:country="DE" officeooo:rsid="00f81244"/>
    </style:style>
    <style:style style:name="T99" style:family="text">
      <style:text-properties officeooo:rsid="009612ac"/>
    </style:style>
    <style:style style:name="T10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0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02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03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04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Ziel</text:h>
      <text:p text:style-name="P1">Sprachlehrer-Webseite für mich</text:p>
      <text:h text:style-name="P29" text:outline-level="1">Schritte</text:h>
      <text:list xml:id="list387852871" text:style-name="L1">
        <text:list-header>
          <text:p text:style-name="P30"/>
        </text:list-header>
      </text:list>
      <text:p text:style-name="P31"><text:span text:style-name="T88">Login-Verarbeitung vom Backend</text:span><text:span text:style-name="T89"> statt Mock<text:line-break/></text:span><text:span text:style-name="T98">-Modul login gelöscht, aber immer noch referenziert</text:span><text:span text:style-name="T89"><text:line-break/></text:span><text:span text:style-name="T96">-Wie erzeuge ich View in Django, der POST-Request verarbeitet</text:span><text:span text:style-name="T97">?</text:span><text:span text:style-name="T89"><text:line-break/></text:span><text:span text:style-name="T91">-Implement simple backend that returns token<text:line-break/></text:span><text:span text:style-name="T92">--login/views.py</text:span><text:span text:style-name="T89"><text:line-break/></text:span><text:span text:style-name="T90">--sessions/ auth in Django: Wie sieht Cookie/ Request aus?<text:line-break/></text:span><text:span text:style-name="T91">---request.session?</text:span></text:p>
      <text:p text:style-name="P31"><text:span text:style-name="T61"/></text:p>
      <text:p text:style-name="P31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3">-Don't allow invalid login data</text:span><text:span text:style-name="T94"><text:tab/><text:tab/><text:tab/><text:tab/><text:tab/><text:tab/><text:tab/><text:tab/><text:tab/>v</text:span><text:span text:style-name="T95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15139571606145" text:continue-numbering="true" text:style-name="L1">
        <text:list-item>
          <text:p text:style-name="P32">app.vue:</text:p>
          <text:list>
            <text:list-item>
              <text:p text:style-name="P32">created(): if authenticated then dispatch user request</text:p>
            </text:list-item>
          </text:list>
        </text:list-item>
        <text:list-item>
          <text:p text:style-name="P32">home/index.vue: </text:p>
          <text:list>
            <text:list-item>
              <text:p text:style-name="P33">&lt;template&gt;: If not authenticated, then show introductory message</text:p>
            </text:list-item>
            <text:list-item>
              <text:p text:style-name="P36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4">login/index.vue:</text:p>
          <text:list>
            <text:list-item>
              <text:p text:style-name="P35"><text:soft-page-break/><text:span text:style-name="T67">login(): </text:span><text:span text:style-name="T31">this.$store.dispatch(AUTH_REQUEST, { username, password }).then(() =&gt; {<text:line-break/></text:span>this.$router.push('/')<text:span text:style-name="T104">....</text:span></text:p>
            </text:list-item>
          </text:list>
        </text:list-item>
        <text:list-item>
          <text:p text:style-name="P35"/>
          <text:list>
            <text:list-item>
              <text:p text:style-name="P34"/>
            </text:list-item>
            <text:list-item>
              <text:p text:style-name="P33"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00">input</text:span><text:span text:style-name="T101"> </text:span><text:span text:style-name="T102">type</text:span><text:span text:style-name="T101">=</text:span><text:span text:style-name="T103">"checkbox"</text:span><text:span text:style-name="T101"> </text:span><text:span text:style-name="T102">:value</text:span><text:span text:style-name="T101">="</text:span><text:span text:style-name="T102">vocab</text:span><text:span text:style-name="T101">.</text:span><text:span text:style-name="T102">german</text:span><text:span text:style-name="T101">" </text:span><text:span text:style-name="T102">v-model</text:span><text:span text:style-name="T101">="</text:span><text:span text:style-name="T102">selected</text:span><text:span text:style-name="T101">"<text:line-break/></text:span><text:span text:style-name="T9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><text:soft-page-break/></text:p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<text:soft-pag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</text:span><text:soft-page-break/><text:span text:style-name="T10"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15T11:51:38.122000000</dc:date>
    <meta:editing-duration>P30DT16H11M1S</meta:editing-duration>
    <meta:editing-cycles>205</meta:editing-cycles>
    <meta:document-statistic meta:table-count="0" meta:image-count="0" meta:object-count="0" meta:page-count="5" meta:paragraph-count="42" meta:word-count="832" meta:character-count="6353" meta:non-whitespace-character-count="5077"/>
  </office:meta>
</office:document-meta>
</file>